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-Screening IM History</text:p>
      <text:p text:style-name="Standard">Contextual with Other IM's</text:p>
      <text:p text:style-name="Standard">Color Highlighting</text:p>
      <text:p text:style-name="Standard">Combobox User Sel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Madsen</meta:initial-creator>
    <meta:creation-date>2010-12-17T15:26:36</meta:creation-date>
    <meta:generator>OpenOffice.org/3.3$Linux OpenOffice.org_project/330m17$Build-9551</meta:generator>
    <meta:document-statistic meta:table-count="0" meta:image-count="0" meta:object-count="0" meta:page-count="1" meta:paragraph-count="4" meta:word-count="12" meta:character-count="91"/>
    <dc:date>2010-12-17T15:28:26</dc:date>
    <dc:creator>Andy Madsen</dc:creator>
    <meta:editing-duration>PT35S</meta:editing-duration>
    <meta:editing-cycles>1</meta:editing-cycles>
  </office:meta>
</office:document-meta>
</file>